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3cd" officeooo:paragraph-rsid="0006a3cd"/>
    </style:style>
    <style:style style:name="P2" style:family="paragraph" style:parent-style-name="Standard">
      <style:text-properties fo:font-weight="bold" officeooo:rsid="0006a3cd" officeooo:paragraph-rsid="0006a3cd" style:font-weight-asian="bold" style:font-weight-complex="bold"/>
    </style:style>
    <style:style style:name="P3" style:family="paragraph" style:parent-style-name="Standard">
      <style:text-properties fo:font-weight="normal" officeooo:rsid="0006a3cd" officeooo:paragraph-rsid="0006a3cd" style:font-weight-asian="normal" style:font-weight-complex="normal"/>
    </style:style>
    <style:style style:name="P4" style:family="paragraph" style:parent-style-name="Standard">
      <style:text-properties fo:font-weight="bold" officeooo:rsid="0006a3cd" officeooo:paragraph-rsid="0006a3cd" style:font-weight-asian="normal" style:font-weight-complex="normal"/>
    </style:style>
    <style:style style:name="P5" style:family="paragraph" style:parent-style-name="Standard">
      <style:text-properties fo:font-weight="bold" officeooo:rsid="000868c8" officeooo:paragraph-rsid="000868c8" style:font-weight-asian="bold" style:font-weight-complex="bold"/>
    </style:style>
    <style:style style:name="P6" style:family="paragraph" style:parent-style-name="Standard">
      <style:text-properties fo:font-weight="bold" officeooo:rsid="0008da6d" officeooo:paragraph-rsid="0008da6d" style:font-weight-asian="bold" style:font-weight-complex="bold"/>
    </style:style>
    <style:style style:name="P7" style:family="paragraph" style:parent-style-name="Standard">
      <style:text-properties fo:font-weight="normal" officeooo:rsid="0006a3cd" officeooo:paragraph-rsid="0006a3cd" style:font-weight-asian="normal" style:font-weight-complex="normal"/>
    </style:style>
    <style:style style:name="P8" style:family="paragraph" style:parent-style-name="Standard">
      <style:text-properties fo:font-weight="normal" officeooo:rsid="000868c8" officeooo:paragraph-rsid="000868c8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68c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weight="normal" officeooo:rsid="0008da6d" style:font-weight-asian="normal" style:font-weight-complex="normal"/>
    </style:style>
    <style:style style:name="T9" style:family="text">
      <style:text-properties style:font-name="Liberation Serif1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2.1</text:p>
      <text:p text:style-name="P1"/>
      <text:p text:style-name="P1">On verra apparaître à l’écran 231, puis 462 (qui vaut 231*2)</text:p>
      <text:p text:style-name="P1"/>
      <text:p text:style-name="P1">Exercice 2.2</text:p>
      <text:p text:style-name="P1"/>
      <text:p text:style-name="P1"><text:span text:style-name="T2">Variable</text:span> nb, carr en <text:span text:style-name="T2">Entier</text:span></text:p>
      <text:p text:style-name="P1"/>
      <text:p text:style-name="P2"><text:span text:style-name="T5">Début</text:span><text:span text:style-name="T4"><text:line-break/></text:span><text:span text:style-name="T5">Ecrire</text:span><text:span text:style-name="T4"> "Entrez un nombre :"<text:line-break/></text:span><text:span text:style-name="T5">Lire</text:span><text:span text:style-name="T4"> nb<text:line-break/>carr ← nb * nb<text:line-break/></text:span><text:span text:style-name="T5">Ecrire</text:span><text:span text:style-name="T4"> "Son carré est : ", carr<text:line-break/></text:span><text:span text:style-name="T5">Fin</text:span></text:p>
      <text:p text:style-name="P4"/>
      <text:p text:style-name="P3">Exercice 2.3</text:p>
      <text:p text:style-name="P3"><text:span text:style-name="T3"/></text:p>
      <text:p text:style-name="P3"><text:span text:style-name="T3">V</text:span><text:span text:style-name="T1">ariables</text:span> nb, pht, ttva, pttc <text:span text:style-name="T1">en Numérique</text:span><text:line-break/><text:span text:style-name="T1">Début</text:span><text:line-break/><text:span text:style-name="T1">Ecrire</text:span> "Entrez le prix hors taxes :"<text:line-break/><text:span text:style-name="T1">Lire</text:span> pht<text:line-break/><text:span text:style-name="T1">Ecrire</text:span> "Entrez le nombre d’articles <text:s/>"<text:line-break/><text:span text:style-name="T1">Lire</text:span> nb<text:line-break/><text:span text:style-name="T1">Ecrire</text:span> "Entrez le taux de TVA :"<text:line-break/><text:span text:style-name="T1">Lire</text:span> ttva<text:line-break/>pttc ← nb * pht * (1 + ttva)<text:line-break/><text:span text:style-name="T1">Ecrire</text:span> "Le prix toutes taxes est : ", pttc<text:line-break/><text:span text:style-name="T1">Fin</text:span></text:p>
      <text:p text:style-name="P3"/>
      <text:p text:style-name="P8">Exercice 2.4</text:p>
      <text:p text:style-name="P8"/>
      <text:p text:style-name="P5">Début</text:p>
      <text:p text:style-name="P5">Ecrire <text:span text:style-name="T6">"</text:span><text:span text:style-name="T9">Belle marquise, :</text:span><text:span text:style-name="T7">"</text:span></text:p>
      <text:p text:style-name="P5"><text:span text:style-name="T6">Lire</text:span><text:span text:style-name="T7"> Texte 1</text:span></text:p>
      <text:p text:style-name="P5"><text:span text:style-name="T6">Ecrire</text:span><text:span text:style-name="T7"> "</text:span><text:span text:style-name="T8">vos beaux yeux"</text:span></text:p>
      <text:p text:style-name="P6"><text:span text:style-name="T6">Lire</text:span><text:span text:style-name="T7"> Texte 2</text:span></text:p>
      <text:p text:style-name="P6"><text:span text:style-name="T6">Ecrire</text:span><text:span text:style-name="T7"> "me font"</text:span></text:p>
      <text:p text:style-name="P6"><text:span text:style-name="T6">Lire</text:span><text:span text:style-name="T7"> Texte 3</text:span></text:p>
      <text:p text:style-name="P6"><text:span text:style-name="T6">Ecrire "</text:span><text:span text:style-name="T7">mourir d’amour"</text:span></text:p>
      <text:p text:style-name="P6"><text:span text:style-name="T6">Lire </text:span><text:span text:style-name="T7">Texte 4</text:span></text:p>
      <text:p text:style-name="P6"><text:span text:style-name="T6">Fin</text:span></text:p>
      <text:p text:style-name="P8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2:29:01.550326578</meta:creation-date>
    <meta:generator>LibreOffice/7.3.7.2$Linux_X86_64 LibreOffice_project/30$Build-2</meta:generator>
    <dc:date>2023-03-20T12:59:34.846566636</dc:date>
    <meta:editing-duration>PT13M28S</meta:editing-duration>
    <meta:editing-cycles>2</meta:editing-cycles>
    <meta:document-statistic meta:table-count="0" meta:image-count="0" meta:object-count="0" meta:page-count="1" meta:paragraph-count="18" meta:word-count="126" meta:character-count="631" meta:non-whitespace-character-count="522"/>
  </office:meta>
</office:document-meta>
</file>